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hub_pat_11ATQOZRY0WfzYpAQmHyK9_WfRXioh5LxZzMoBOHh2IsM8eUxiUAjrxQyMYEimfMRWVJ32CSMBUnbX7GS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6:22:56.820500732</meta:creation-date>
    <dc:date>2025-06-13T20:54:33.350609839</dc:date>
    <meta:editing-duration>PT6M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93" meta:non-whitespace-character-count="93"/>
  </office:meta>
</office:document-meta>
</file>